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ac69d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c661a" style:text-blinking="false" fo:background-color="transparent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e8fd4" style:text-blinking="false" fo:background-color="transparent"/>
    </style:style>
    <style:style style:name="P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c661a" style:text-blinking="false" fo:background-color="transparent" style:font-style-asian="normal" style:font-style-complex="normal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cd754" style:text-blinking="false" fo:background-color="transparent" style:font-style-asian="normal" style:font-style-complex="normal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e8fd4" style:text-blinking="false" fo:background-color="transparent" style:font-style-asian="normal" style:font-style-complex="normal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200fea" style:text-blinking="false" fo:background-color="transparent" style:font-style-asian="normal" style:font-style-complex="normal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21e2ee" style:text-blinking="false" fo:background-color="transparent" style:font-style-asian="normal" style:font-style-complex="normal"/>
    </style:style>
    <style:style style:name="P10" style:family="paragraph" style:parent-style-name="Text_20_body">
      <style:text-properties fo:font-weight="bold" officeooo:paragraph-rsid="00278025" style:font-weight-asian="bold" style:font-weight-complex="bold"/>
    </style:style>
    <style:style style:name="P11" style:family="paragraph" style:parent-style-name="Text_20_body">
      <style:text-properties officeooo:paragraph-rsid="00278025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d754" style:text-blinking="false" fo:background-color="transparent"/>
    </style:style>
    <style:style style:name="P1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b89b" style:text-blinking="false" fo:background-color="transparent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af4f" style:text-blinking="false" fo:background-color="transparent"/>
    </style:style>
    <style:style style:name="P1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b89b" style:text-blinking="false" fo:background-color="transparent"/>
    </style:style>
    <style:style style:name="P1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661a" style:text-blinking="false" fo:background-color="transparent"/>
    </style:style>
    <style:style style:name="P2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69d" style:text-blinking="false" fo:background-color="transparent"/>
    </style:style>
    <style:style style:name="P2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d754" style:text-blinking="false" fo:background-color="transparent"/>
    </style:style>
    <style:style style:name="P2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0fea" style:text-blinking="false" fo:background-color="transparent"/>
    </style:style>
    <style:style style:name="P2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8025" style:text-blinking="false" fo:background-color="transparent"/>
    </style:style>
    <style:style style:name="P2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69d" style:text-blinking="false" fo:background-color="transparent"/>
    </style:style>
    <style:style style:name="P2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8fd4" style:text-blinking="false" fo:background-color="transparent"/>
    </style:style>
    <style:style style:name="P2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0fea" style:text-blinking="false" fo:background-color="transparent"/>
    </style:style>
    <style:style style:name="P2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e2ee" style:text-blinking="false" fo:background-color="transparent"/>
    </style:style>
    <style:style style:name="P29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69d" style:text-blinking="false" fo:background-color="transparent"/>
    </style:style>
    <style:style style:name="P30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661a" style:text-blinking="false" fo:background-color="transparent"/>
    </style:style>
    <style:style style:name="P31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661a" style:text-blinking="false" fo:background-color="transparent"/>
    </style:style>
    <style:style style:name="P32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8fd4" style:text-blinking="false" fo:background-color="transparent"/>
    </style:style>
    <style:style style:name="P33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8fd4" style:text-blinking="false" fo:background-color="transparent"/>
    </style:style>
    <style:style style:name="P34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e892" style:text-blinking="false" fo:background-color="transparent"/>
    </style:style>
    <style:style style:name="P35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8fd4" style:text-blinking="false" fo:background-color="transparent"/>
    </style:style>
    <style:style style:name="P36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8fd4" style:text-blinking="false" fo:background-color="transparent"/>
    </style:style>
    <style:style style:name="P37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5b85" style:text-blinking="false" fo:background-color="transparent"/>
    </style:style>
    <style:style style:name="P38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0fea" style:text-blinking="false" fo:background-color="transparent"/>
    </style:style>
    <style:style style:name="P39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e892" style:text-blinking="false" fo:background-color="transparent"/>
    </style:style>
    <style:style style:name="P40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e892" style:text-blinking="false" fo:background-color="transparent"/>
    </style:style>
    <style:style style:name="P41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5b85" style:text-blinking="false" fo:background-color="transparent"/>
    </style:style>
    <style:style style:name="P4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9b89b" style:text-blinking="false" fo:background-color="transparent"/>
    </style:style>
    <style:style style:name="P43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c661a" style:text-blinking="false" fo:background-color="transparent"/>
    </style:style>
    <style:style style:name="P44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e8fd4" style:text-blinking="false" fo:background-color="transparent"/>
    </style:style>
    <style:style style:name="P45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21e892" style:text-blinking="false" fo:background-color="transparent"/>
    </style:style>
    <style:style style:name="P4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officeooo:paragraph-rsid="001ac69d" style:text-blinking="false" fo:background-color="transparent"/>
    </style:style>
    <style:style style:name="P4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officeooo:paragraph-rsid="001c661a" style:text-blinking="false" fo:background-color="transparent"/>
    </style:style>
    <style:style style:name="P4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officeooo:paragraph-rsid="001e8fd4" style:text-blinking="false" fo:background-color="transparent"/>
    </style:style>
    <style:style style:name="P49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officeooo:paragraph-rsid="00200fea" style:text-blinking="false" fo:background-color="transparent"/>
    </style:style>
    <style:style style:name="P50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officeooo:paragraph-rsid="0021e2ee" style:text-blinking="false" fo:background-color="transparent"/>
    </style:style>
    <style:style style:name="P5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d754" style:text-blinking="false"/>
    </style:style>
    <style:style style:name="P5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8025" style:text-blinking="false"/>
    </style:style>
    <style:style style:name="P53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69d" style:text-blinking="false"/>
    </style:style>
    <style:style style:name="P55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661a" officeooo:paragraph-rsid="001c661a" style:text-blinking="false"/>
    </style:style>
    <style:style style:name="P5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5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9b89b" style:text-blinking="false" fo:background-color="transparent" style:font-weight-asian="bold" style:font-weight-complex="bold"/>
    </style:style>
    <style:style style:name="P5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9b89b" style:text-blinking="false" fo:background-color="transparent" style:font-weight-asian="bold" style:font-weight-complex="bold"/>
    </style:style>
    <style:style style:name="P5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ac69d" style:text-blinking="false" fo:background-color="transparent" style:font-weight-asian="bold" style:font-weight-complex="bold"/>
    </style:style>
    <style:style style:name="P6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c661a" style:text-blinking="false" fo:background-color="transparent" style:font-weight-asian="bold" style:font-weight-complex="bold"/>
    </style:style>
    <style:style style:name="P6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cd754" style:text-blinking="false" fo:background-color="transparent" style:font-weight-asian="bold" style:font-weight-complex="bold"/>
    </style:style>
    <style:style style:name="P6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e8fd4" style:text-blinking="false" fo:background-color="transparent" style:font-weight-asian="bold" style:font-weight-complex="bold"/>
    </style:style>
    <style:style style:name="P6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00fea" style:text-blinking="false" fo:background-color="transparent" style:font-weight-asian="bold" style:font-weight-complex="bold"/>
    </style:style>
    <style:style style:name="P6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1e2ee" style:text-blinking="false" fo:background-color="transparent" style:font-weight-asian="bold" style:font-weight-complex="bold"/>
    </style:style>
    <style:style style:name="P6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1e892" style:text-blinking="false" fo:background-color="transparent" style:font-weight-asian="bold" style:font-weight-complex="bold"/>
    </style:style>
    <style:style style:name="P6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78025" style:text-blinking="false" fo:background-color="transparent" style:font-weight-asian="bold" style:font-weight-complex="bold"/>
    </style:style>
    <style:style style:name="P6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9b89b" style:text-blinking="false" fo:background-color="transparent" style:font-weight-asian="bold" style:font-weight-complex="bold"/>
    </style:style>
    <style:style style:name="P6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ac69d" style:text-blinking="false" fo:background-color="transparent" style:font-weight-asian="bold" style:font-weight-complex="bold"/>
    </style:style>
    <style:style style:name="P6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c661a" style:text-blinking="false" fo:background-color="transparent" style:font-weight-asian="bold" style:font-weight-complex="bold"/>
    </style:style>
    <style:style style:name="P7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cd754" style:text-blinking="false" fo:background-color="transparent" style:font-weight-asian="bold" style:font-weight-complex="bold"/>
    </style:style>
    <style:style style:name="P7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e8fd4" style:text-blinking="false" fo:background-color="transparent" style:font-weight-asian="bold" style:font-weight-complex="bold"/>
    </style:style>
    <style:style style:name="P7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00fea" style:text-blinking="false" fo:background-color="transparent" style:font-weight-asian="bold" style:font-weight-complex="bold"/>
    </style:style>
    <style:style style:name="P7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1e892" style:text-blinking="false" fo:background-color="transparent" style:font-weight-asian="bold" style:font-weight-complex="bold"/>
    </style:style>
    <style:style style:name="P7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25b85" style:text-blinking="false" fo:background-color="transparent" style:font-weight-asian="bold" style:font-weight-complex="bold"/>
    </style:style>
    <style:style style:name="P7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c661a" officeooo:paragraph-rsid="001c661a" style:text-blinking="false" fo:background-color="transparent" style:font-weight-asian="bold" style:font-weight-complex="bold"/>
    </style:style>
    <style:style style:name="P7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c661a" officeooo:paragraph-rsid="00200fea" style:text-blinking="false" fo:background-color="transparent" style:font-weight-asian="bold" style:font-weight-complex="bold"/>
    </style:style>
    <style:style style:name="P7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c69d" officeooo:paragraph-rsid="001e8fd4" style:text-blinking="false" fo:background-color="transparent" style:font-weight-asian="bold" style:font-weight-complex="bold"/>
    </style:style>
    <style:style style:name="P7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c661a" style:text-blinking="false" fo:background-color="transparent" style:font-style-asian="normal" style:font-weight-asian="bold" style:font-style-complex="normal" style:font-weight-complex="bold"/>
    </style:style>
    <style:style style:name="P7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cd754" style:text-blinking="false" fo:background-color="transparent" style:font-style-asian="normal" style:font-weight-asian="bold" style:font-style-complex="normal" style:font-weight-complex="bold"/>
    </style:style>
    <style:style style:name="P8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e8fd4" style:text-blinking="false" fo:background-color="transparent" style:font-style-asian="normal" style:font-weight-asian="bold" style:font-style-complex="normal" style:font-weight-complex="bold"/>
    </style:style>
    <style:style style:name="P8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00fea" style:text-blinking="false" fo:background-color="transparent" style:font-style-asian="normal" style:font-weight-asian="bold" style:font-style-complex="normal" style:font-weight-complex="bold"/>
    </style:style>
    <style:style style:name="P8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1e2ee" style:text-blinking="false" fo:background-color="transparent" style:font-style-asian="normal" style:font-weight-asian="bold" style:font-style-complex="normal" style:font-weight-complex="bold"/>
    </style:style>
    <style:style style:name="P8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1e892" style:text-blinking="false" fo:background-color="transparent" style:font-style-asian="normal" style:font-weight-asian="bold" style:font-style-complex="normal" style:font-weight-complex="bold"/>
    </style:style>
    <style:style style:name="P8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25b85" style:text-blinking="false" fo:background-color="transparent" style:font-style-asian="normal" style:font-weight-asian="bold" style:font-style-complex="normal" style:font-weight-complex="bold"/>
    </style:style>
    <style:style style:name="P8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c69d" officeooo:paragraph-rsid="0021e2ee" style:text-blinking="false" fo:background-color="transparent" style:font-style-asian="normal" style:font-weight-asian="bold" style:font-style-complex="normal" style:font-weight-complex="bold"/>
    </style:style>
    <style:style style:name="P8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c69d" officeooo:paragraph-rsid="0021e892" style:text-blinking="false" fo:background-color="transparent" style:font-style-asian="normal" style:font-weight-asian="bold" style:font-style-complex="normal" style:font-weight-complex="bold"/>
    </style:style>
    <style:style style:name="P8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ac69d" officeooo:paragraph-rsid="001ac69d" style:text-blinking="false" fo:background-color="transparent"/>
    </style:style>
    <style:style style:name="P8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e8fd4" officeooo:paragraph-rsid="001e8fd4" style:text-blinking="false" fo:background-color="transparent"/>
    </style:style>
    <style:style style:name="P8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2ee" officeooo:paragraph-rsid="0021e2ee" style:text-blinking="false" fo:background-color="transparent" style:font-style-asian="normal" style:font-style-complex="normal"/>
    </style:style>
    <style:style style:name="P9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2ee" officeooo:paragraph-rsid="0021e892" style:text-blinking="false" fo:background-color="transparent" style:font-style-asian="normal" style:font-style-complex="normal"/>
    </style:style>
    <style:style style:name="P9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892" officeooo:paragraph-rsid="0021e892" style:text-blinking="false" fo:background-color="transparent" style:font-style-asian="normal" style:font-style-complex="normal"/>
    </style:style>
    <style:style style:name="P9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892" officeooo:paragraph-rsid="00225b85" style:text-blinking="false" fo:background-color="transparent" style:font-style-asian="normal" style:font-style-complex="normal"/>
    </style:style>
    <style:style style:name="P9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ac69d" officeooo:paragraph-rsid="001c661a" style:text-blinking="false" fo:background-color="transparent" style:font-weight-asian="bold" style:font-weight-complex="bold"/>
    </style:style>
    <style:style style:name="P9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21e2ee" officeooo:paragraph-rsid="0021e2ee" style:text-blinking="false" fo:background-color="transparent" style:font-style-asian="normal" style:font-weight-asian="bold" style:font-style-complex="normal" style:font-weight-complex="bold"/>
    </style:style>
    <style:style style:name="P9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21e2ee" officeooo:paragraph-rsid="0021e892" style:text-blinking="false" fo:background-color="transparent" style:font-style-asian="normal" style:font-weight-asian="bold" style:font-style-complex="normal" style:font-weight-complex="bold"/>
    </style:style>
    <style:style style:name="P9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21e892" officeooo:paragraph-rsid="0021e892" style:text-blinking="false" fo:background-color="transparent" style:font-style-asian="normal" style:font-weight-asian="bold" style:font-style-complex="normal" style:font-weight-complex="bold"/>
    </style:style>
    <style:style style:name="P9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21e892" officeooo:paragraph-rsid="00225b85" style:text-blinking="false" fo:background-color="transparent" style:font-style-asian="normal" style:font-weight-asian="bold" style:font-style-complex="normal" style:font-weight-complex="bold"/>
    </style:style>
    <style:style style:name="P9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none" fo:font-weight="normal" officeooo:rsid="001ac69d" officeooo:paragraph-rsid="001c661a" style:text-blinking="false" fo:background-color="transparent" style:font-style-asian="italic" style:font-style-complex="italic"/>
    </style:style>
    <style:style style:name="P99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officeooo:paragraph-rsid="0019b89b"/>
    </style:style>
    <style:style style:name="P100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officeooo:paragraph-rsid="001ac69d"/>
    </style:style>
    <style:style style:name="P101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officeooo:paragraph-rsid="001c661a"/>
    </style:style>
    <style:style style:name="P102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officeooo:paragraph-rsid="00200fea"/>
    </style:style>
    <style:style style:name="P103" style:family="paragraph" style:parent-style-name="Text_20_body" style:list-style-name="L10">
      <style:paragraph-properties fo:margin-top="0cm" fo:margin-bottom="0cm" loext:contextual-spacing="false" fo:line-height="138%" style:writing-mode="lr-tb"/>
      <style:text-properties officeooo:paragraph-rsid="001e8fd4"/>
    </style:style>
    <style:style style:name="P104" style:family="paragraph" style:parent-style-name="Text_20_body" style:list-style-name="L10">
      <style:paragraph-properties fo:margin-top="0cm" fo:margin-bottom="0cm" loext:contextual-spacing="false" fo:line-height="138%" style:writing-mode="lr-tb"/>
      <style:text-properties officeooo:paragraph-rsid="0021e892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cd754" fo:background-color="transparent" loext:char-shading-value="0"/>
    </style:style>
    <style:style style:name="T3" style:family="text">
      <style:text-properties officeooo:rsid="00278025" fo:background-color="transparent" loext:char-shading-value="0"/>
    </style:style>
    <style:style style:name="T4" style:family="text">
      <style:text-properties fo:font-size="6.59999990463257pt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661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8fd4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0fe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e892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2ee" style:text-blinking="false" fo:background-color="transparent" loext:char-shading-value="0" style:font-style-asian="normal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892" style:text-blinking="false" fo:background-color="transparent" loext:char-shading-value="0" style:font-style-asian="normal" style:font-style-complex="normal"/>
    </style:style>
    <style:style style:name="T14" style:family="text">
      <style:text-properties officeooo:rsid="0019b89b"/>
    </style:style>
    <style:style style:name="T15" style:family="text">
      <style:text-properties officeooo:rsid="001ac69d"/>
    </style:style>
    <style:style style:name="T16" style:family="text">
      <style:text-properties style:text-position="sub 58%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style:text-position="0% 100%" fo:font-style="italic" officeooo:rsid="00200fea" style:font-style-asian="italic" style:font-style-complex="italic"/>
    </style:style>
    <style:style style:name="T20" style:family="text">
      <style:text-properties style:text-position="0% 100%" officeooo:rsid="001e8fd4"/>
    </style:style>
    <style:style style:name="T21" style:family="text">
      <style:text-properties style:text-position="0% 100%" officeooo:rsid="00200fea"/>
    </style:style>
    <style:style style:name="T22" style:family="text">
      <style:text-properties style:text-position="0% 100%" officeooo:rsid="0021e2ee"/>
    </style:style>
    <style:style style:name="T23" style:family="text">
      <style:text-properties style:text-position="0% 100%" officeooo:rsid="0021e2ee" style:font-style-asian="normal" style:font-style-complex="normal"/>
    </style:style>
    <style:style style:name="T24" style:family="text">
      <style:text-properties style:text-position="0% 100%" officeooo:rsid="0021e892" style:font-style-asian="normal" style:font-style-complex="normal"/>
    </style:style>
    <style:style style:name="T25" style:family="text">
      <style:text-properties style:text-position="0% 100%" officeooo:rsid="0021e892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ac69d" style:font-style-asian="italic" style:font-style-complex="italic"/>
    </style:style>
    <style:style style:name="T28" style:family="text">
      <style:text-properties fo:font-style="italic" officeooo:rsid="00200fea" style:font-style-asian="italic" style:font-style-complex="italic"/>
    </style:style>
    <style:style style:name="T29" style:family="text">
      <style:text-properties fo:font-style="italic" fo:background-color="transparent" loext:char-shading-value="0" style:font-style-asian="italic" style:font-style-complex="italic"/>
    </style:style>
    <style:style style:name="T30" style:family="text">
      <style:text-properties fo:font-style="italic" officeooo:rsid="001ac69d" fo:background-color="transparent" loext:char-shading-value="0" style:font-style-asian="italic" style:font-style-complex="italic"/>
    </style:style>
    <style:style style:name="T31" style:family="text">
      <style:text-properties officeooo:rsid="001c661a"/>
    </style:style>
    <style:style style:name="T32" style:family="text">
      <style:text-properties officeooo:rsid="001ac69d" style:font-style-asian="normal" style:font-style-complex="normal"/>
    </style:style>
    <style:style style:name="T33" style:family="text">
      <style:text-properties officeooo:rsid="001cd754"/>
    </style:style>
    <style:style style:name="T34" style:family="text">
      <style:text-properties officeooo:rsid="001e8fd4"/>
    </style:style>
    <style:style style:name="T35" style:family="text">
      <style:text-properties officeooo:rsid="00200fea"/>
    </style:style>
    <style:style style:name="T36" style:family="text">
      <style:text-properties officeooo:rsid="0021e2ee"/>
    </style:style>
    <style:style style:name="T37" style:family="text">
      <style:text-properties officeooo:rsid="0021e892"/>
    </style:style>
    <style:style style:name="T38" style:family="text">
      <style:text-properties officeooo:rsid="00225b85"/>
    </style:style>
    <style:style style:name="T39" style:family="text">
      <style:text-properties officeooo:rsid="0027af4f"/>
    </style:style>
    <style:style style:name="T40" style:family="text">
      <style:text-properties fo:font-weight="normal" officeooo:rsid="0021e2ee" style:font-weight-asian="normal" style:font-weight-complex="normal"/>
    </style:style>
    <style:style style:name="T41" style:family="text">
      <style:text-properties fo:font-weight="normal" officeooo:rsid="0029b4fe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bookmark text:name="docs-internal-guid-4e424c15-7fff-4b97-5482-9a5d18544d6a"/>Transacción A<text:span text:style-name="T34">l</text:span>ta en la entidad Productos</text:p>
      <text:p text:style-name="P56">Inicio-ts</text:p>
      <text:list xml:id="list794808190" text:style-name="L1">
        <text:list-item>
          <text:p text:style-name="P12">Ingresar los valores para los atributos de Productos.</text:p>
        </text:list-item>
        <text:list-item>
          <text:p text:style-name="P12">Grabar nupla en Productos</text:p>
        </text:list-item>
      </text:list>
      <text:p text:style-name="P56">fin-ts</text:p>
      <text:p text:style-name="P10"/>
      <text:p text:style-name="P66">Transacción Alta en la entidad PlantasMed</text:p>
      <text:p text:style-name="P66">Inicio-ts</text:p>
      <text:list xml:id="list2540570294" text:style-name="L4">
        <text:list-item>
          <text:p text:style-name="P23">Ingresar los valores para los atributos de PlantasMed.</text:p>
        </text:list-item>
        <text:list-item>
          <text:p text:style-name="P23">Grabar nupla en PlantasMed.</text:p>
        </text:list-item>
        <text:list-item>
          <text:p text:style-name="P52"><text:span text:style-name="T1">Por cada relación R</text:span><text:span text:style-name="T4">i</text:span><text:span text:style-name="T1"> saliente /*</text:span><text:span text:style-name="T3">Total*/</text:span></text:p>
          <text:list>
            <text:list-item>
              <text:p text:style-name="P23">Generar la nupla correspondiente en Isa1</text:p>
            </text:list-item>
          </text:list>
        </text:list-item>
      </text:list>
      <text:p text:style-name="P66">fin-ts</text:p>
      <text:p text:style-name="P11"/>
      <text:p text:style-name="P56">Generar la nupla correspondiente en Isa1</text:p>
      <text:p text:style-name="P56">Inicio- ts</text:p>
      <text:p text:style-name="P1">Isa1 es <text:span text:style-name="T39">saliente</text:span> entonces p<text:span text:style-name="T39">m</text:span> es el <text:span text:style-name="T39">primer</text:span> componente de la nupla</text:p>
      <text:list xml:id="list1073104227" text:style-name="L2">
        <text:list-item>
          <text:p text:style-name="P14">Seleccionar el elemento p de la entidad P<text:span text:style-name="T39">roductos</text:span> según Isa1 <text:span text:style-name="T39">saliente</text:span></text:p>
        </text:list-item>
        <text:list-item>
          <text:p text:style-name="P16">Grabar la nupla generada (<text:span text:style-name="T39">pm</text:span>, p) en Isa1.</text:p>
        </text:list-item>
      </text:list>
      <text:p text:style-name="P56">fin-ts</text:p>
      <text:p text:style-name="Text_20_body"/>
      <text:p text:style-name="P56">Seleccionar el elemento <text:span text:style-name="T39">p</text:span> de la entidad P<text:span text:style-name="T39">roductos</text:span> según Isa1 <text:span text:style-name="T39">saliente</text:span>.</text:p>
      <text:p text:style-name="P56">inicio-ts</text:p>
      <text:list xml:id="list3981832629" text:style-name="L3">
        <text:list-item>
          <text:p text:style-name="P17">Buscar <text:span text:style-name="T39">p</text:span> en <text:span text:style-name="T39">Productos</text:span></text:p>
        </text:list-item>
        <text:list-item>
          <text:p text:style-name="P17">Si p no existe Alta en la entidad <text:span text:style-name="T39">Productos</text:span> </text:p>
        </text:list-item>
        <text:list-item>
          <text:p text:style-name="P17">sino /*p existe*/</text:p>
          <text:list>
            <text:list-item>
              <text:p text:style-name="P17">(1:1) Verificar que p no esta vinculado con ningún elemento de <text:span text:style-name="T38">PlantasMed</text:span></text:p>
              <text:list>
                <text:list-item>
                  <text:p text:style-name="P17">Si: falla; No: Ok.</text:p>
                </text:list-item>
              </text:list>
            </text:list-item>
          </text:list>
        </text:list-item>
        <text:list-item>
          <text:p text:style-name="P17">Retornar p</text:p>
        </text:list-item>
      </text:list>
      <text:p text:style-name="P56">fin-ts</text:p>
      <text:p text:style-name="Text_20_body"/>
      <text:p text:style-name="P56">Transacción Alta en la entidad RegistroPerdidas</text:p>
      <text:p text:style-name="P56">Inicio-ts</text:p>
      <text:list xml:id="list3330710477" text:style-name="L5">
        <text:list-item>
          <text:p text:style-name="P24">Ingresar los valores para los atributos de RegistroPerdidas.</text:p>
        </text:list-item>
        <text:list-item>
          <text:p text:style-name="P24">Grabar nupla en <text:span text:style-name="T14">RegistroPerdidas</text:span>.</text:p>
        </text:list-item>
        <text:list-item>
          <text:p text:style-name="P53"><text:span text:style-name="T1">Por cada relación R</text:span><text:span text:style-name="T4">i</text:span><text:span text:style-name="T1"> saliente</text:span></text:p>
          <text:list>
            <text:list-item>
              <text:p text:style-name="P24">Generar la nupla correspondiente en <text:span text:style-name="T14">Posee</text:span></text:p>
            </text:list-item>
          </text:list>
        </text:list-item>
      </text:list>
      <text:p text:style-name="P56">fin-ts</text:p>
      <text:p text:style-name="P56"/>
      <text:p text:style-name="P58">Generar la nupla correspondiente en <text:span text:style-name="T14">Posee</text:span></text:p>
      <text:p text:style-name="P57"><text:soft-page-break/>Inicio- ts</text:p>
      <text:list xml:id="list852337094" text:style-name="L6">
        <text:list-item>
          <text:p text:style-name="P99"><text:span text:style-name="T6">Posee</text:span><text:span text:style-name="T5"> es </text:span><text:span text:style-name="T6">saliente</text:span><text:span text:style-name="T5"> entonces </text:span><text:span text:style-name="T6">rp</text:span><text:span text:style-name="T5"> es el </text:span><text:span text:style-name="T6">primer</text:span><text:span text:style-name="T5"> componente de la nupla</text:span></text:p>
        </text:list-item>
      </text:list>
      <text:list xml:id="list101301226966465" text:continue-list="list1073104227" text:style-name="L2">
        <text:list-item>
          <text:p text:style-name="P15">Seleccionar el elemento <text:span text:style-name="T14">p</text:span> de la entidad <text:span text:style-name="T14">Productos</text:span> según <text:span text:style-name="T14">Posee</text:span> <text:span text:style-name="T14">saliente</text:span>.</text:p>
        </text:list-item>
        <text:list-item>
          <text:p text:style-name="P42">Posee tiene dos atributos (CantidadProducto y PrecioPerdida) y se lo agrega a la nupla</text:p>
        </text:list-item>
        <text:list-item>
          <text:p text:style-name="P15">Grabar la nupla generada (<text:span text:style-name="T14">rp</text:span>, p) en <text:span text:style-name="T14">Posee</text:span>.</text:p>
        </text:list-item>
      </text:list>
      <text:p text:style-name="P57">Fin-ts</text:p>
      <text:p text:style-name="P57"/>
      <text:p text:style-name="P67">Seleccionar el elemento p de la entidad Productos según Posee saliente</text:p>
      <text:p text:style-name="P67">Inicio-ts</text:p>
      <text:list xml:id="list101301205014729" text:continue-list="list3981832629" text:style-name="L3">
        <text:list-item>
          <text:p text:style-name="P18">Buscar <text:span text:style-name="T14">p</text:span> en P<text:span text:style-name="T14">roductos</text:span></text:p>
        </text:list-item>
        <text:list-item>
          <text:p text:style-name="P18">Si p no existe Alta en la entidad P<text:span text:style-name="T14">roductos</text:span></text:p>
        </text:list-item>
        <text:list-item>
          <text:p text:style-name="P18">sino /*p existe*/</text:p>
          <text:list>
            <text:list-item>
              <text:p text:style-name="P18">(<text:span text:style-name="T15">n</text:span>:<text:span text:style-name="T15">m</text:span>) <text:span text:style-name="T15">p puede estar vinculado con varios RegistroPerdidas. Por lo tanto no se necesita verificar</text:span></text:p>
            </text:list-item>
          </text:list>
        </text:list-item>
        <text:list-item>
          <text:p text:style-name="P18">Retornar <text:span text:style-name="T15">p</text:span></text:p>
        </text:list-item>
      </text:list>
      <text:p text:style-name="P67">fin-ts</text:p>
      <text:p text:style-name="P67"/>
      <text:p text:style-name="P59">Transacción Alta en la entidad <text:span text:style-name="T15">Ventas</text:span></text:p>
      <text:p text:style-name="P59">Inicio-ts</text:p>
      <text:list xml:id="list101302310550144" text:continue-list="list3330710477" text:style-name="L5">
        <text:list-item>
          <text:p text:style-name="P25">Ingresar los valores para los atributos de <text:span text:style-name="T15">Ventas</text:span>.</text:p>
        </text:list-item>
        <text:list-item>
          <text:p text:style-name="P25">Grabar nupla en <text:span text:style-name="T15">Ventas</text:span>.</text:p>
        </text:list-item>
        <text:list-item>
          <text:p text:style-name="P54"><text:span text:style-name="T1">Por cada relación R</text:span><text:span text:style-name="T4">i</text:span><text:span text:style-name="T1"> saliente /</text:span><text:span text:style-name="T29">*</text:span><text:span text:style-name="T30">Totales*/</text:span></text:p>
          <text:list>
            <text:list-item>
              <text:p text:style-name="P25">Generar la nupla correspondiente en <text:span text:style-name="T15">Se_corresponde</text:span></text:p>
            </text:list-item>
          </text:list>
        </text:list-item>
        <text:list-item>
          <text:p text:style-name="P46">Por cada relacion R<text:span text:style-name="T16">i</text:span><text:span text:style-name="T17"> entrante /</text:span><text:span text:style-name="T18">*Suryectivas*/</text:span></text:p>
          <text:list>
            <text:list-item>
              <text:p text:style-name="P87">Generar la nupla correspondiente en Corresponde</text:p>
            </text:list-item>
          </text:list>
        </text:list-item>
      </text:list>
      <text:p text:style-name="P68">fin-ts</text:p>
      <text:p text:style-name="P2"/>
      <text:p text:style-name="P68">Generar la nupla correspondiente en <text:span text:style-name="T15">Se_corresponde</text:span></text:p>
      <text:p text:style-name="P59">Inicio- ts</text:p>
      <text:list xml:id="list101301280184990" text:continue-list="list852337094" text:style-name="L6">
        <text:list-item>
          <text:p text:style-name="P100"><text:span text:style-name="T6">Posee</text:span><text:span text:style-name="T5"> es </text:span><text:span text:style-name="T6">saliente</text:span><text:span text:style-name="T5"> entonces </text:span><text:span text:style-name="T7">v</text:span><text:span text:style-name="T5"> es el </text:span><text:span text:style-name="T6">primer</text:span><text:span text:style-name="T5"> componente de la nupla</text:span></text:p>
        </text:list-item>
      </text:list>
      <text:list xml:id="list876149723" text:style-name="L7">
        <text:list-item>
          <text:p text:style-name="P29">Seleccionar el elemento <text:span text:style-name="T15">c</text:span> de la entidad <text:span text:style-name="T15">Clientes</text:span> según <text:span text:style-name="T15">Se_corresponde</text:span> <text:span text:style-name="T14">saliente</text:span>.</text:p>
        </text:list-item>
        <text:list-item>
          <text:p text:style-name="P29">Grabar la nupla generada (<text:span text:style-name="T15">v</text:span>, <text:span text:style-name="T15">c</text:span>) en <text:span text:style-name="T15">Se_corresponde</text:span>.</text:p>
        </text:list-item>
      </text:list>
      <text:p text:style-name="P68">Fin-ts</text:p>
      <text:p text:style-name="P2"/>
      <text:p text:style-name="P93">Generar la nupla correspondiente en Corresponde</text:p>
      <text:p text:style-name="P60">Inicio- ts</text:p>
      <text:list xml:id="list101301043637659" text:continue-list="list101301280184990" text:style-name="L6">
        <text:list-item>
          <text:p text:style-name="P101"><text:span text:style-name="T8">Corresponde</text:span><text:span text:style-name="T5"> es </text:span><text:span text:style-name="T8">entrante</text:span><text:span text:style-name="T5"> entonces </text:span><text:span text:style-name="T8">v</text:span><text:span text:style-name="T5"> es </text:span><text:span text:style-name="T8">la segunda</text:span><text:span text:style-name="T5"> componente de la nupla</text:span></text:p>
        </text:list-item>
      </text:list>
      <text:list xml:id="list1934653727" text:style-name="L8">
        <text:list-item>
          <text:p text:style-name="P30">Seleccionar el elemento <text:span text:style-name="T14">p</text:span> de la entidad <text:span text:style-name="T14">Productos</text:span> según <text:span text:style-name="T31">Corresponde</text:span> <text:span text:style-name="T14">saliente</text:span>.</text:p>
        </text:list-item>
        <text:list-item>
          <text:p text:style-name="P43"><text:span text:style-name="T31">Corresponde</text:span> tiene <text:span text:style-name="T31">tres</text:span> atributos (<text:span text:style-name="T31">Porcentaje, Cantidad</text:span> y Precio<text:span text:style-name="T31">Venta</text:span>) y se lo agrega a la nupla</text:p>
        </text:list-item>
        <text:list-item>
          <text:p text:style-name="P30">Grabar la nupla generada (<text:span text:style-name="T31">p</text:span>, <text:span text:style-name="T31">v</text:span>) en <text:span text:style-name="T31">Corresponde</text:span>.</text:p>
        </text:list-item>
      </text:list>
      <text:p text:style-name="P69"><text:soft-page-break/>Fin-ts</text:p>
      <text:p text:style-name="P2"/>
      <text:p text:style-name="P69">Seleccionar el elemento p de la entidad Productos según <text:span text:style-name="T31">Corresponde</text:span> saliente</text:p>
      <text:p text:style-name="P69">Inicio-ts</text:p>
      <text:list xml:id="list101301365520775" text:continue-list="list101301205014729" text:style-name="L3">
        <text:list-item>
          <text:p text:style-name="P19">Buscar <text:span text:style-name="T14">p</text:span> en P<text:span text:style-name="T14">roductos</text:span></text:p>
        </text:list-item>
        <text:list-item>
          <text:p text:style-name="P19">Si p no existe Alta en la entidad P<text:span text:style-name="T14">roductos</text:span></text:p>
        </text:list-item>
        <text:list-item>
          <text:p text:style-name="P19">sino /*p existe*/</text:p>
          <text:list>
            <text:list-item>
              <text:p text:style-name="P19">(<text:span text:style-name="T15">n</text:span>:<text:span text:style-name="T15">m</text:span>) <text:span text:style-name="T15">p puede estar vinculado con varios Ventas. Por lo tanto no se necesita verificar</text:span></text:p>
            </text:list-item>
          </text:list>
        </text:list-item>
        <text:list-item>
          <text:p text:style-name="P19">Retornar <text:span text:style-name="T15">p</text:span></text:p>
        </text:list-item>
      </text:list>
      <text:p text:style-name="P69">fin-ts</text:p>
      <text:p text:style-name="P3"/>
      <text:p text:style-name="P68">Seleccionar el elemento <text:span text:style-name="T15">c</text:span> de la entidad <text:span text:style-name="T15">Clientes</text:span> según <text:span text:style-name="T15">Se_corresponde</text:span> saliente</text:p>
      <text:p text:style-name="P68">Inicio-ts</text:p>
      <text:list xml:id="list101300567553098" text:continue-numbering="true" text:style-name="L3">
        <text:list-item>
          <text:p text:style-name="P20">Buscar <text:span text:style-name="T15">c</text:span> en <text:span text:style-name="T15">Clientes</text:span></text:p>
        </text:list-item>
        <text:list-item>
          <text:p text:style-name="P20">Si <text:span text:style-name="T15">c</text:span> no existe Alta en la entidad <text:span text:style-name="T15">Clientes /</text:span><text:span text:style-name="T27">*Proceso Recursivo*</text:span><text:span text:style-name="T32">/</text:span></text:p>
        </text:list-item>
        <text:list-item>
          <text:p text:style-name="P20">sino /*<text:span text:style-name="T15">c</text:span> existe*/</text:p>
          <text:list>
            <text:list-item>
              <text:p text:style-name="P20">(<text:span text:style-name="T15">n</text:span>:<text:span text:style-name="T15">1</text:span>) <text:span text:style-name="T15">c puede estar vinculado con varios Ventas. Por lo tanto no se necesita verificar</text:span></text:p>
            </text:list-item>
          </text:list>
        </text:list-item>
        <text:list-item>
          <text:p text:style-name="P20">Retornar <text:span text:style-name="T15">c</text:span></text:p>
        </text:list-item>
      </text:list>
      <text:p text:style-name="P68">fin-ts</text:p>
      <text:p text:style-name="P2"/>
      <text:p text:style-name="P68">Transacción Alta en la entidad <text:span text:style-name="T15">Clientes</text:span></text:p>
      <text:p text:style-name="P59">Inicio-ts</text:p>
      <text:list xml:id="list101301844221994" text:continue-list="list101302310550144" text:style-name="L5">
        <text:list-item>
          <text:p text:style-name="P25">Ingresar los valores para los atributos de <text:span text:style-name="T15">Clientes</text:span>.</text:p>
        </text:list-item>
        <text:list-item>
          <text:p text:style-name="P25">Grabar nupla en <text:span text:style-name="T15">Clientes</text:span>.</text:p>
        </text:list-item>
        <text:list-item>
          <text:p text:style-name="P54"><text:span text:style-name="T1">Por cada relación R</text:span><text:span text:style-name="T4">i</text:span><text:span text:style-name="T1"> saliente /</text:span><text:span text:style-name="T29">*</text:span><text:span text:style-name="T30">Totales*/</text:span></text:p>
          <text:list>
            <text:list-item>
              <text:p text:style-name="P55"><text:span text:style-name="T30">G</text:span><text:span text:style-name="T29">enerar la nupla correspondiente en Isa2</text:span></text:p>
            </text:list-item>
          </text:list>
        </text:list-item>
        <text:list-item>
          <text:p text:style-name="P47">Por cada relacion R<text:span text:style-name="T16">i</text:span><text:span text:style-name="T17"> entrante /</text:span><text:span text:style-name="T18">*Suryectivas*/</text:span></text:p>
          <text:list>
            <text:list-item>
              <text:p text:style-name="P98">Generar la nupla correspondiente en Se_corresponde</text:p>
            </text:list-item>
          </text:list>
        </text:list-item>
      </text:list>
      <text:p text:style-name="P68">fin-ts</text:p>
      <text:p text:style-name="P2"/>
      <text:p text:style-name="P75"><text:span text:style-name="T27">G</text:span><text:span text:style-name="T26">enerar la nupla correspondiente en Isa2</text:span></text:p>
      <text:p text:style-name="P60">Inicio- ts</text:p>
      <text:list xml:id="list101301754749641" text:continue-list="list101301043637659" text:style-name="L6">
        <text:list-item>
          <text:p text:style-name="P101"><text:span text:style-name="T8">Isa2</text:span><text:span text:style-name="T5"> es </text:span><text:span text:style-name="T6">saliente</text:span><text:span text:style-name="T5"> entonces </text:span><text:span text:style-name="T8">c</text:span><text:span text:style-name="T5"> es el </text:span><text:span text:style-name="T6">primer</text:span><text:span text:style-name="T5"> componente de la nupla</text:span></text:p>
        </text:list-item>
      </text:list>
      <text:list xml:id="list3922072787" text:style-name="L9">
        <text:list-item>
          <text:p text:style-name="P31">Seleccionar el elemento <text:span text:style-name="T31">e</text:span> de la entidad <text:span text:style-name="T31">Entes</text:span> según <text:span text:style-name="T31">Isa2</text:span> <text:span text:style-name="T14">saliente</text:span>.</text:p>
        </text:list-item>
        <text:list-item>
          <text:p text:style-name="P31">Grabar la nupla generada (<text:span text:style-name="T31">c</text:span>, <text:span text:style-name="T31">e</text:span>) en <text:span text:style-name="T31">Isa2</text:span></text:p>
        </text:list-item>
      </text:list>
      <text:p text:style-name="P78">Fin-ts</text:p>
      <text:p text:style-name="P5"/>
      <text:p text:style-name="P79">Seleccionar el elemento <text:span text:style-name="T31">e</text:span> de la entidad <text:span text:style-name="T31">Entes</text:span> según <text:span text:style-name="T31">Isa2</text:span> saliente</text:p>
      <text:p text:style-name="P70">Inicio-ts</text:p>
      <text:list xml:id="list101301478023205" text:continue-list="list101300567553098" text:style-name="L3">
        <text:list-item>
          <text:p text:style-name="P21">Buscar <text:span text:style-name="T33">e</text:span> en <text:span text:style-name="T33">Entes</text:span></text:p>
        </text:list-item>
        <text:list-item>
          <text:p text:style-name="P21">Si <text:span text:style-name="T33">e</text:span> no existe Alta en la entidad <text:span text:style-name="T33">Entes </text:span></text:p>
        </text:list-item>
        <text:list-item>
          <text:p text:style-name="P21"><text:soft-page-break/>sino /*<text:span text:style-name="T33">e</text:span> existe*/</text:p>
          <text:list>
            <text:list-item>
              <text:p text:style-name="P21">(<text:span text:style-name="T33">1</text:span>:<text:span text:style-name="T15">1</text:span>) Verificar que <text:span text:style-name="T33">e</text:span> no esta vinculado con ningún elemento de <text:span text:style-name="T33">Clientes</text:span></text:p>
            </text:list-item>
            <text:list-item>
              <text:p text:style-name="P21">Si: falla; No: Ok.</text:p>
            </text:list-item>
          </text:list>
        </text:list-item>
        <text:list-item>
          <text:p text:style-name="P21">Retornar <text:span text:style-name="T33">e</text:span></text:p>
        </text:list-item>
      </text:list>
      <text:p text:style-name="P79">fin-ts</text:p>
      <text:p text:style-name="P79"/>
      <text:p text:style-name="P79">Transacción Alta en la entidad <text:span text:style-name="T33">Entes</text:span></text:p>
      <text:p text:style-name="P61">Inicio-ts</text:p>
      <text:list xml:id="list101301176989970" text:continue-list="list794808190" text:style-name="L1">
        <text:list-item>
          <text:p text:style-name="P13">Ingresar los valores para los atributos de <text:span text:style-name="T33">Entes</text:span></text:p>
        </text:list-item>
        <text:list-item>
          <text:p text:style-name="P51"><text:span text:style-name="T1">Grabar nupla en </text:span><text:span text:style-name="T2">Entes</text:span></text:p>
        </text:list-item>
      </text:list>
      <text:p text:style-name="P79">fin-ts</text:p>
      <text:p text:style-name="P6"/>
      <text:p text:style-name="P62">Transacción Alta en la entidad <text:span text:style-name="T34">Pedidos</text:span></text:p>
      <text:p text:style-name="P62">Inicio-ts</text:p>
      <text:list xml:id="list101302544137754" text:continue-list="list101301844221994" text:style-name="L5">
        <text:list-item>
          <text:p text:style-name="P26">Ingresar los valores para los atributos de <text:span text:style-name="T34">Pedidos</text:span>.</text:p>
        </text:list-item>
        <text:list-item>
          <text:p text:style-name="P26">Grabar nupla en <text:span text:style-name="T34">Pedidos</text:span></text:p>
        </text:list-item>
        <text:list-item>
          <text:p text:style-name="P48">Por cada relacion R<text:span text:style-name="T16">i</text:span><text:span text:style-name="T17"> entrante /</text:span><text:span text:style-name="T18">*Suryectivas*/</text:span></text:p>
          <text:list>
            <text:list-item>
              <text:p text:style-name="P88">Generar la nupla correspondiente en Pertenece</text:p>
            </text:list-item>
            <text:list-item>
              <text:p text:style-name="P88">Generar la nupla correspondiente en Recibe</text:p>
            </text:list-item>
          </text:list>
        </text:list-item>
      </text:list>
      <text:p text:style-name="P71">fin-ts</text:p>
      <text:p text:style-name="P71"/>
      <text:p text:style-name="P77"><text:span text:style-name="T17">Generar la nupla correspondiente en </text:span><text:span text:style-name="T20">Pertenece</text:span></text:p>
      <text:p text:style-name="P62">Inicio- ts</text:p>
      <text:list xml:id="list1801677944" text:style-name="L10">
        <text:list-item>
          <text:p text:style-name="P103"><text:span text:style-name="T9">Pertenece</text:span><text:span text:style-name="T5"> es </text:span><text:span text:style-name="T8">entrante</text:span><text:span text:style-name="T5"> entonces </text:span><text:span text:style-name="T9">pe</text:span><text:span text:style-name="T5"> es </text:span><text:span text:style-name="T8">la segunda</text:span><text:span text:style-name="T5"> componente de la nupla</text:span></text:p>
        </text:list-item>
      </text:list>
      <text:list xml:id="list1292825350" text:style-name="L11">
        <text:list-item>
          <text:p text:style-name="P32">Seleccionar el elemento <text:span text:style-name="T14">p</text:span> de la entidad <text:span text:style-name="T14">Productos</text:span> según <text:span text:style-name="T34">Pertenece</text:span> <text:span text:style-name="T14">saliente</text:span>.</text:p>
        </text:list-item>
        <text:list-item>
          <text:p text:style-name="P44"><text:span text:style-name="T34">Pertenece</text:span> tiene <text:span text:style-name="T34">un</text:span> atributo (<text:span text:style-name="T34">CantidadPedido</text:span>) y se lo agrega a la nupla</text:p>
        </text:list-item>
        <text:list-item>
          <text:p text:style-name="P32">Grabar la nupla generada (<text:span text:style-name="T31">p</text:span>, <text:span text:style-name="T34">pe</text:span>) en <text:span text:style-name="T34">Pertenece</text:span>.</text:p>
        </text:list-item>
      </text:list>
      <text:p text:style-name="P71">Fin-ts</text:p>
      <text:p text:style-name="P4"/>
      <text:p text:style-name="P71">Seleccionar el elemento p de la entidad Productos según <text:span text:style-name="T34">Pertenece</text:span> saliente</text:p>
      <text:p text:style-name="P71">Inicio-ts</text:p>
      <text:list xml:id="list3206955746" text:style-name="L12">
        <text:list-item>
          <text:p text:style-name="P33">Buscar <text:span text:style-name="T14">p</text:span> en P<text:span text:style-name="T14">roductos</text:span></text:p>
        </text:list-item>
        <text:list-item>
          <text:p text:style-name="P33">Si p no existe Alta en la entidad P<text:span text:style-name="T14">roductos</text:span></text:p>
        </text:list-item>
        <text:list-item>
          <text:p text:style-name="P33">sino /*p existe*/</text:p>
          <text:list>
            <text:list-item>
              <text:p text:style-name="P33">(<text:span text:style-name="T15">n</text:span>:<text:span text:style-name="T15">m</text:span>) <text:span text:style-name="T15">p puede estar vinculado con varios Pedidos. Por lo tanto no se necesita verificar</text:span></text:p>
            </text:list-item>
          </text:list>
        </text:list-item>
        <text:list-item>
          <text:p text:style-name="P33">Retornar <text:span text:style-name="T15">p</text:span></text:p>
        </text:list-item>
      </text:list>
      <text:p text:style-name="P71">fin-ts</text:p>
      <text:p text:style-name="P4"/>
      <text:p text:style-name="P77"><text:span text:style-name="T17">Generar la nupla correspondiente en </text:span><text:span text:style-name="T20">Recibe</text:span></text:p>
      <text:p text:style-name="P62">Inicio- ts</text:p>
      <text:list xml:id="list101300693893526" text:continue-list="list1801677944" text:style-name="L10">
        <text:list-item>
          <text:p text:style-name="P103"><text:soft-page-break/><text:span text:style-name="T9">Recibe</text:span><text:span text:style-name="T5"> es </text:span><text:span text:style-name="T8">entrante</text:span><text:span text:style-name="T5"> entonces </text:span><text:span text:style-name="T9">pe</text:span><text:span text:style-name="T5"> es </text:span><text:span text:style-name="T8">la segunda</text:span><text:span text:style-name="T5"> componente de la nupla</text:span></text:p>
        </text:list-item>
      </text:list>
      <text:list xml:id="list1039705540" text:style-name="L13">
        <text:list-item>
          <text:p text:style-name="P35">Seleccionar el elemento <text:span text:style-name="T34">pr</text:span> de la entidad <text:span text:style-name="T34">Proveedores</text:span> según <text:span text:style-name="T34">Recibe</text:span> <text:span text:style-name="T14">saliente</text:span></text:p>
        </text:list-item>
        <text:list-item>
          <text:p text:style-name="P35">Grabar la nupla generada (<text:span text:style-name="T31">pr</text:span>, <text:span text:style-name="T34">pe</text:span>) en <text:span text:style-name="T34">Recibe</text:span></text:p>
        </text:list-item>
      </text:list>
      <text:p text:style-name="P71">Fin-ts</text:p>
      <text:p text:style-name="P4"/>
      <text:p text:style-name="P71">Seleccionar el elemento p<text:span text:style-name="T34">r</text:span> de la entidad <text:span text:style-name="T34">Proveedores</text:span> según <text:span text:style-name="T34">Recibe</text:span> saliente</text:p>
      <text:p text:style-name="P71">Inicio-ts</text:p>
      <text:list xml:id="list737079842" text:style-name="L14">
        <text:list-item>
          <text:p text:style-name="P36">Buscar <text:span text:style-name="T14">pr</text:span> en <text:span text:style-name="T35">Proveedores</text:span></text:p>
        </text:list-item>
        <text:list-item>
          <text:p text:style-name="P36">Si p<text:span text:style-name="T35">r</text:span> no existe Alta en la entidad <text:span text:style-name="T35">Proveedores</text:span></text:p>
        </text:list-item>
        <text:list-item>
          <text:p text:style-name="P36">sino /*p<text:span text:style-name="T35">r</text:span> existe*/</text:p>
          <text:list>
            <text:list-item>
              <text:p text:style-name="P36">(<text:span text:style-name="T15">n</text:span>:<text:span text:style-name="T15">m</text:span>) <text:span text:style-name="T15">pr puede estar vinculado con varios Pedidos. Por lo tanto no se necesita verificar</text:span></text:p>
            </text:list-item>
          </text:list>
        </text:list-item>
        <text:list-item>
          <text:p text:style-name="P36">Retornar <text:span text:style-name="T15">pr</text:span></text:p>
        </text:list-item>
      </text:list>
      <text:p text:style-name="P80">fin-ts</text:p>
      <text:p text:style-name="P7"/>
      <text:p text:style-name="P63">Transacción Alta en la entidad <text:span text:style-name="T35">Proveedores</text:span></text:p>
      <text:p text:style-name="P63">Inicio-ts</text:p>
      <text:list xml:id="list101301791340136" text:continue-list="list101302544137754" text:style-name="L5">
        <text:list-item>
          <text:p text:style-name="P27">Ingresar los valores para los atributos de <text:span text:style-name="T35">Proveedores</text:span>.</text:p>
        </text:list-item>
        <text:list-item>
          <text:p text:style-name="P27">Grabar nupla en <text:span text:style-name="T35">Proveedores</text:span></text:p>
        </text:list-item>
        <text:list-item>
          <text:p text:style-name="P49">Por cada relacion R<text:span text:style-name="T16">i</text:span><text:span text:style-name="T17"> </text:span><text:span text:style-name="T21">Saliente</text:span><text:span text:style-name="T17"> /</text:span><text:span text:style-name="T18">*</text:span><text:span text:style-name="T19">Total*/ </text:span></text:p>
          <text:list>
            <text:list-item>
              <text:p text:style-name="P49"><text:span text:style-name="T20">Generar la nupla correspondiente en </text:span><text:span text:style-name="T21">Isa3</text:span></text:p>
            </text:list-item>
          </text:list>
        </text:list-item>
      </text:list>
      <text:p text:style-name="P81">fin-ts</text:p>
      <text:p text:style-name="P8"/>
      <text:p text:style-name="P76"><text:span text:style-name="T27">G</text:span><text:span text:style-name="T26">enerar la nupla correspondiente en Isa</text:span><text:span text:style-name="T28">3</text:span></text:p>
      <text:p text:style-name="P63">Inicio- ts</text:p>
      <text:list xml:id="list101301352325484" text:continue-list="list101301754749641" text:style-name="L6">
        <text:list-item>
          <text:p text:style-name="P102"><text:span text:style-name="T8">Isa</text:span><text:span text:style-name="T10">3</text:span><text:span text:style-name="T5"> es </text:span><text:span text:style-name="T6">saliente</text:span><text:span text:style-name="T5"> entonces </text:span><text:span text:style-name="T10">pr</text:span><text:span text:style-name="T5"> es el </text:span><text:span text:style-name="T6">primer</text:span><text:span text:style-name="T5"> componente de la nupla</text:span></text:p>
        </text:list-item>
      </text:list>
      <text:list xml:id="list1607979635" text:style-name="L15">
        <text:list-item>
          <text:p text:style-name="P38">Seleccionar el elemento <text:span text:style-name="T31">e</text:span> de la entidad <text:span text:style-name="T31">Entes</text:span> según <text:span text:style-name="T31">Isa3</text:span> <text:span text:style-name="T14">saliente</text:span>.</text:p>
        </text:list-item>
        <text:list-item>
          <text:p text:style-name="P38">Grabar la nupla generada (<text:span text:style-name="T35">pr</text:span>, <text:span text:style-name="T31">e</text:span>) en <text:span text:style-name="T31">Isa3</text:span></text:p>
        </text:list-item>
      </text:list>
      <text:p text:style-name="P81">Fin-ts</text:p>
      <text:p text:style-name="P8"/>
      <text:p text:style-name="P81">Seleccionar el elemento <text:span text:style-name="T31">e</text:span> de la entidad <text:span text:style-name="T31">Entes</text:span> según <text:span text:style-name="T31">Isa3</text:span> saliente</text:p>
      <text:p text:style-name="P72">Inicio-ts</text:p>
      <text:list xml:id="list101301966076130" text:continue-list="list101301478023205" text:style-name="L3">
        <text:list-item>
          <text:p text:style-name="P22">Buscar <text:span text:style-name="T33">e</text:span> en <text:span text:style-name="T33">Entes</text:span></text:p>
        </text:list-item>
        <text:list-item>
          <text:p text:style-name="P22">Si <text:span text:style-name="T33">e</text:span> no existe Alta en la entidad <text:span text:style-name="T33">Entes </text:span></text:p>
        </text:list-item>
        <text:list-item>
          <text:p text:style-name="P22">sino /*<text:span text:style-name="T33">e</text:span> existe*/</text:p>
          <text:list>
            <text:list-item>
              <text:p text:style-name="P22">(<text:span text:style-name="T33">1</text:span>:<text:span text:style-name="T15">1</text:span>) Verificar que <text:span text:style-name="T33">e</text:span> no esta vinculado con ningún elemento de <text:span text:style-name="T35">Proveedores</text:span></text:p>
            </text:list-item>
            <text:list-item>
              <text:p text:style-name="P22">Si: falla; No: Ok.</text:p>
            </text:list-item>
          </text:list>
        </text:list-item>
        <text:list-item>
          <text:p text:style-name="P22">Retornar <text:span text:style-name="T33">e</text:span></text:p>
        </text:list-item>
      </text:list>
      <text:p text:style-name="P81">fin-ts</text:p>
      <text:p text:style-name="P8"/>
      <text:p text:style-name="P64">Transacción Alta en la entidad <text:span text:style-name="T36">Remitos</text:span></text:p>
      <text:p text:style-name="P64"><text:soft-page-break/>Inicio-ts</text:p>
      <text:list xml:id="list101302631876076" text:continue-list="list101301791340136" text:style-name="L5">
        <text:list-item>
          <text:p text:style-name="P28">Ingresar los valores para los atributos de <text:span text:style-name="T36">Remitos</text:span>.</text:p>
        </text:list-item>
        <text:list-item>
          <text:p text:style-name="P28">Grabar nupla en <text:span text:style-name="T36">Remitos</text:span></text:p>
        </text:list-item>
        <text:list-item>
          <text:p text:style-name="P50">Por cada relacion R<text:span text:style-name="T16">i</text:span><text:span text:style-name="T17"> entrante /</text:span><text:span text:style-name="T18">*Suryectivas*/</text:span></text:p>
          <text:list>
            <text:list-item>
              <text:p text:style-name="P50"><text:span text:style-name="T20">Generar la nupla correspondiente en </text:span><text:span text:style-name="T22">Esta_en</text:span></text:p>
            </text:list-item>
            <text:list-item>
              <text:p text:style-name="P50"><text:span text:style-name="T20">Generar la nupla correspondiente en </text:span><text:span text:style-name="T22">Realiza</text:span></text:p>
            </text:list-item>
          </text:list>
        </text:list-item>
      </text:list>
      <text:p text:style-name="P82">fin-ts</text:p>
      <text:p text:style-name="P9"/>
      <text:p text:style-name="P85"><text:span text:style-name="T20">Generar la nupla correspondiente en </text:span><text:span text:style-name="T22">Esta_en</text:span></text:p>
      <text:p text:style-name="P64">Inicio- ts</text:p>
      <text:list xml:id="list101301378269338" text:continue-list="list101300693893526" text:style-name="L10">
        <text:list-item>
          <text:p text:style-name="P104"><text:span text:style-name="T12">Esta_en</text:span><text:span text:style-name="T5"> es </text:span><text:span text:style-name="T8">entrante</text:span><text:span text:style-name="T5"> entonces </text:span><text:span text:style-name="T11">re</text:span><text:span text:style-name="T5"> es </text:span><text:span text:style-name="T8">la segunda</text:span><text:span text:style-name="T5"> componente de la nupla</text:span></text:p>
        </text:list-item>
      </text:list>
      <text:list xml:id="list178930653" text:style-name="L16">
        <text:list-item>
          <text:p text:style-name="P39">Seleccionar el elemento <text:span text:style-name="T14">p</text:span> de la entidad <text:span text:style-name="T14">Productos</text:span> según <text:span text:style-name="T23">Esta_en</text:span> <text:span text:style-name="T37">entrante</text:span>.</text:p>
        </text:list-item>
        <text:list-item>
          <text:p text:style-name="P45"><text:span text:style-name="T23">Esta_en</text:span> tiene <text:span text:style-name="T37">dos</text:span> atributo<text:span text:style-name="T37">s</text:span> (<text:span text:style-name="T34">CantidadEntrega y PrecioCompra</text:span>) y se lo<text:span text:style-name="T37">s</text:span> agrega a la nupla</text:p>
        </text:list-item>
        <text:list-item>
          <text:p text:style-name="P39">Grabar la nupla generada (<text:span text:style-name="T31">p</text:span>, <text:span text:style-name="T37">re</text:span>) en <text:span text:style-name="T23">Esta_en</text:span>.</text:p>
        </text:list-item>
      </text:list>
      <text:p text:style-name="P94">Fin-ts</text:p>
      <text:p text:style-name="P89"/>
      <text:p text:style-name="P83"><text:span text:style-name="T22">Seleccionar el elemento </text:span><text:span text:style-name="T17">p</text:span><text:span text:style-name="T22"> de la entidad </text:span><text:span text:style-name="T17">Productos</text:span><text:span text:style-name="T22"> según Esta_en </text:span><text:span text:style-name="T25">entrante</text:span></text:p>
      <text:p text:style-name="P73">Inicio-ts</text:p>
      <text:list xml:id="list101301448201078" text:continue-list="list3206955746" text:style-name="L12">
        <text:list-item>
          <text:p text:style-name="P34">Buscar <text:span text:style-name="T14">p</text:span> en P<text:span text:style-name="T14">roductos</text:span></text:p>
        </text:list-item>
        <text:list-item>
          <text:p text:style-name="P34">Si p no existe Alta en la entidad P<text:span text:style-name="T14">roductos</text:span></text:p>
        </text:list-item>
        <text:list-item>
          <text:p text:style-name="P34">sino /*p existe*/</text:p>
          <text:list>
            <text:list-item>
              <text:p text:style-name="P34">(<text:span text:style-name="T15">n</text:span>:<text:span text:style-name="T15">m</text:span>) <text:span text:style-name="T15">p puede estar vinculado con varios Remitos. Por lo tanto no se necesita verificar</text:span></text:p>
            </text:list-item>
          </text:list>
        </text:list-item>
        <text:list-item>
          <text:p text:style-name="P34">Retornar <text:span text:style-name="T15">p</text:span></text:p>
        </text:list-item>
      </text:list>
      <text:p text:style-name="P96">fin-ts</text:p>
      <text:p text:style-name="P91"/>
      <text:p text:style-name="P86"><text:span text:style-name="T20">Generar la nupla correspondiente en </text:span><text:span text:style-name="T25">Realiza</text:span></text:p>
      <text:p text:style-name="P65">Inicio- ts</text:p>
      <text:list xml:id="list101301416708522" text:continue-list="list101301378269338" text:style-name="L10">
        <text:list-item>
          <text:p text:style-name="P104"><text:span text:style-name="T13">Realiza</text:span><text:span text:style-name="T5"> es </text:span><text:span text:style-name="T8">entrante</text:span><text:span text:style-name="T5"> entonces </text:span><text:span text:style-name="T11">re</text:span><text:span text:style-name="T5"> es </text:span><text:span text:style-name="T8">la segunda</text:span><text:span text:style-name="T5"> componente de la nupla</text:span></text:p>
        </text:list-item>
      </text:list>
      <text:list xml:id="list1046340852" text:style-name="L17">
        <text:list-item>
          <text:p text:style-name="P40">Seleccionar el elemento <text:span text:style-name="T14">pr</text:span> de la entidad <text:span text:style-name="T37">Proveedores</text:span> según <text:span text:style-name="T24">Realiza</text:span> <text:span text:style-name="T37">entrante</text:span>.</text:p>
        </text:list-item>
        <text:list-item>
          <text:p text:style-name="P41">Grabar la nupla generada (<text:span text:style-name="T31">pr</text:span>, <text:span text:style-name="T37">re</text:span>) en <text:span text:style-name="T24">Realiza</text:span>.</text:p>
        </text:list-item>
      </text:list>
      <text:p text:style-name="P95">Fin-ts</text:p>
      <text:p text:style-name="P90"/>
      <text:p text:style-name="P84"><text:span text:style-name="T22">Seleccionar el elemento </text:span><text:span text:style-name="T17">pr</text:span><text:span text:style-name="T22"> de la entidad </text:span><text:span text:style-name="T25">Proveedores</text:span><text:span text:style-name="T22"> según </text:span><text:span text:style-name="T25">Realiza</text:span><text:span text:style-name="T22"> </text:span><text:span text:style-name="T25">entrante</text:span></text:p>
      <text:p text:style-name="P74">Inicio-ts</text:p>
      <text:list xml:id="list101302251040147" text:continue-list="list737079842" text:style-name="L14">
        <text:list-item>
          <text:p text:style-name="P37">Buscar <text:span text:style-name="T14">pr</text:span> en <text:span text:style-name="T35">Proveedores</text:span></text:p>
        </text:list-item>
        <text:list-item>
          <text:p text:style-name="P37">Si p<text:span text:style-name="T35">r</text:span> no existe Alta en la entidad <text:span text:style-name="T35">Proveedores</text:span></text:p>
        </text:list-item>
        <text:list-item>
          <text:p text:style-name="P37">sino /*p<text:span text:style-name="T35">r</text:span> existe*/</text:p>
          <text:list>
            <text:list-item>
              <text:p text:style-name="P37">(<text:span text:style-name="T38">1</text:span>:<text:span text:style-name="T38">n</text:span>) <text:span text:style-name="T15">pr puede estar vinculado con varios Remitos. Por lo tanto no se necesita verificar</text:span></text:p>
            </text:list-item>
          </text:list>
        </text:list-item>
        <text:list-item>
          <text:p text:style-name="P37">Retornar <text:span text:style-name="T15">pr</text:span></text:p>
        </text:list-item>
      </text:list>
      <text:p text:style-name="P97"><text:soft-page-break/>fin-ts</text:p>
      <text:p text:style-name="P92"/>
      <text:p text:style-name="P97"><text:span text:style-name="T36">*Observaciones:</text:span><text:span text:style-name="T40"> </text:span><text:span text:style-name="T41">En el caso de la relación Asociado entre Remitos y Pedidos no hay totalidad por ende no se esta obligado a generar la nupla de dicha relación, pero hay que tener en cuenta que en nuestro sistema sera posible indicar desde un remito a que pedido se lo asocia si dicho pedido hubiese sido previamente carg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05:28.784000000</meta:creation-date>
    <dc:date>2018-10-04T10:12:59.944000000</dc:date>
    <meta:editing-duration>PT20M35S</meta:editing-duration>
    <meta:editing-cycles>5</meta:editing-cycles>
    <meta:generator>LibreOffice/6.0.4.2$Windows_X86_64 LibreOffice_project/9b0d9b32d5dcda91d2f1a96dc04c645c450872bf</meta:generator>
    <meta:document-statistic meta:table-count="0" meta:image-count="0" meta:object-count="0" meta:page-count="7" meta:paragraph-count="213" meta:word-count="1400" meta:character-count="7940" meta:non-whitespace-character-count="6873"/>
  </office:meta>
</office:document-meta>
</file>